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ra" svg:font-family="Lora, 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4cea60" officeooo:paragraph-rsid="004cea6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officeooo:rsid="000e2558" officeooo:paragraph-rsid="000e255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0fba73" officeooo:paragraph-rsid="000fba7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officeooo:rsid="0017dbde" officeooo:paragraph-rsid="0017dbd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1a979b" officeooo:paragraph-rsid="001f99a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1a979b" officeooo:paragraph-rsid="0020c855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1a979b" officeooo:paragraph-rsid="0023abf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2a537b" officeooo:paragraph-rsid="002a537b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rsid="002a537b" officeooo:paragraph-rsid="003b63f0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officeooo:rsid="002a8ae3" officeooo:paragraph-rsid="002a8ae3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officeooo:rsid="002fa6b5" officeooo:paragraph-rsid="002fa6b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officeooo:rsid="003418fd" officeooo:paragraph-rsid="00407579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3418fd" officeooo:paragraph-rsid="00420c6a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3bcabe" officeooo:paragraph-rsid="003bcab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3d13ab" officeooo:paragraph-rsid="003bcabe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rsid="0044567f" officeooo:paragraph-rsid="0044567f" style:font-size-asian="12pt" style:font-size-complex="12pt"/>
    </style:style>
    <style:style style:name="T1" style:family="text">
      <style:text-properties officeooo:rsid="00113247"/>
    </style:style>
    <style:style style:name="T2" style:family="text">
      <style:text-properties officeooo:rsid="001312d2"/>
    </style:style>
    <style:style style:name="T3" style:family="text">
      <style:text-properties officeooo:rsid="0013f4ce"/>
    </style:style>
    <style:style style:name="T4" style:family="text">
      <style:text-properties officeooo:rsid="001848ac"/>
    </style:style>
    <style:style style:name="T5" style:family="text">
      <style:text-properties officeooo:rsid="001a240c"/>
    </style:style>
    <style:style style:name="T6" style:family="text">
      <style:text-properties officeooo:rsid="001c2a80"/>
    </style:style>
    <style:style style:name="T7" style:family="text">
      <style:text-properties officeooo:rsid="001d3a61"/>
    </style:style>
    <style:style style:name="T8" style:family="text">
      <style:text-properties officeooo:rsid="001f99ad"/>
    </style:style>
    <style:style style:name="T9" style:family="text">
      <style:text-properties officeooo:rsid="0020570e"/>
    </style:style>
    <style:style style:name="T10" style:family="text">
      <style:text-properties style:text-position="super 58%" officeooo:rsid="0020570e"/>
    </style:style>
    <style:style style:name="T11" style:family="text">
      <style:text-properties style:text-position="super 58%" officeooo:rsid="0045c4e6"/>
    </style:style>
    <style:style style:name="T12" style:family="text">
      <style:text-properties style:text-position="super 58%" officeooo:rsid="00463975"/>
    </style:style>
    <style:style style:name="T13" style:family="text">
      <style:text-properties style:text-position="0% 100%" officeooo:rsid="0020570e"/>
    </style:style>
    <style:style style:name="T14" style:family="text">
      <style:text-properties style:text-position="0% 100%" officeooo:rsid="0045c4e6"/>
    </style:style>
    <style:style style:name="T15" style:family="text">
      <style:text-properties style:text-position="0% 100%" officeooo:rsid="00463975"/>
    </style:style>
    <style:style style:name="T16" style:family="text">
      <style:text-properties officeooo:rsid="0020c855"/>
    </style:style>
    <style:style style:name="T17" style:family="text">
      <style:text-properties officeooo:rsid="00228328"/>
    </style:style>
    <style:style style:name="T18" style:family="text">
      <style:text-properties officeooo:rsid="002831ad"/>
    </style:style>
    <style:style style:name="T19" style:family="text">
      <style:text-properties officeooo:rsid="0029969f"/>
    </style:style>
    <style:style style:name="T20" style:family="text">
      <style:text-properties fo:font-variant="normal" fo:text-transform="none" fo:color="#000000" loext:opacity="100%" style:font-name="Lora" fo:font-size="12.75pt" fo:letter-spacing="normal" fo:font-style="normal" fo:font-weight="normal"/>
    </style:style>
    <style:style style:name="T21" style:family="text">
      <style:text-properties fo:font-variant="normal" fo:text-transform="none" fo:color="#000000" loext:opacity="100%" fo:letter-spacing="normal" fo:font-style="normal" fo:font-weight="normal"/>
    </style:style>
    <style:style style:name="T22" style:family="text">
      <style:text-properties fo:font-variant="normal" fo:text-transform="none" fo:color="#000000" loext:opacity="100%" fo:letter-spacing="normal" fo:font-style="normal" fo:font-weight="normal" officeooo:rsid="002a8ae3"/>
    </style:style>
    <style:style style:name="T23" style:family="text">
      <style:text-properties fo:font-variant="normal" fo:text-transform="none" fo:color="#000000" loext:opacity="100%" fo:letter-spacing="normal" fo:font-style="normal" fo:font-weight="normal" officeooo:rsid="002d32c3"/>
    </style:style>
    <style:style style:name="T24" style:family="text">
      <style:text-properties fo:font-variant="normal" fo:text-transform="none" fo:color="#000000" loext:opacity="100%" fo:letter-spacing="normal" fo:font-style="normal" fo:font-weight="normal" officeooo:rsid="002de7eb"/>
    </style:style>
    <style:style style:name="T25" style:family="text">
      <style:text-properties fo:font-variant="normal" fo:text-transform="none" fo:color="#000000" loext:opacity="100%" fo:letter-spacing="normal" fo:font-style="normal" fo:font-weight="normal" officeooo:rsid="003ac958"/>
    </style:style>
    <style:style style:name="T26" style:family="text">
      <style:text-properties fo:font-variant="normal" fo:text-transform="none" fo:color="#000000" loext:opacity="100%" style:text-position="super 58%" fo:letter-spacing="normal" fo:font-style="normal" fo:font-weight="normal"/>
    </style:style>
    <style:style style:name="T27" style:family="text">
      <style:text-properties fo:font-variant="normal" fo:text-transform="none" fo:color="#000000" loext:opacity="100%" style:text-position="super 58%" fo:letter-spacing="normal" fo:font-style="normal" fo:font-weight="normal" officeooo:rsid="002d32c3"/>
    </style:style>
    <style:style style:name="T28" style:family="text">
      <style:text-properties fo:font-variant="normal" fo:text-transform="none" fo:color="#000000" loext:opacity="100%" style:text-position="super 58%" fo:letter-spacing="normal" fo:font-style="normal" fo:font-weight="normal" officeooo:rsid="0044567f"/>
    </style:style>
    <style:style style:name="T29" style:family="text">
      <style:text-properties fo:font-variant="normal" fo:text-transform="none" fo:color="#000000" loext:opacity="100%" style:text-position="0% 100%" fo:letter-spacing="normal" fo:font-style="normal" fo:font-weight="normal"/>
    </style:style>
    <style:style style:name="T30" style:family="text">
      <style:text-properties fo:font-variant="normal" fo:text-transform="none" fo:color="#000000" loext:opacity="100%" style:text-position="0% 100%" fo:letter-spacing="normal" fo:font-style="normal" fo:font-weight="normal" officeooo:rsid="002d32c3"/>
    </style:style>
    <style:style style:name="T31" style:family="text">
      <style:text-properties fo:font-variant="normal" fo:text-transform="none" fo:color="#000000" loext:opacity="100%" style:text-position="0% 100%" fo:letter-spacing="normal" fo:font-style="normal" fo:font-weight="normal" officeooo:rsid="002de7eb"/>
    </style:style>
    <style:style style:name="T32" style:family="text">
      <style:text-properties fo:font-variant="normal" fo:text-transform="none" fo:color="#000000" loext:opacity="100%" style:text-position="0% 100%" fo:letter-spacing="normal" fo:font-style="normal" fo:font-weight="normal" officeooo:rsid="0030c2ab"/>
    </style:style>
    <style:style style:name="T33" style:family="text">
      <style:text-properties fo:font-variant="normal" fo:text-transform="none" fo:color="#000000" loext:opacity="100%" style:text-position="0% 100%" fo:letter-spacing="normal" fo:font-style="normal" fo:font-weight="normal" officeooo:rsid="00329aa5"/>
    </style:style>
    <style:style style:name="T34" style:family="text">
      <style:text-properties fo:font-variant="normal" fo:text-transform="none" fo:color="#000000" loext:opacity="100%" style:text-position="0% 100%" fo:letter-spacing="normal" fo:font-style="normal" fo:font-weight="normal" officeooo:rsid="003418fd"/>
    </style:style>
    <style:style style:name="T35" style:family="text">
      <style:text-properties fo:font-variant="normal" fo:text-transform="none" fo:color="#000000" loext:opacity="100%" style:text-position="0% 100%" fo:letter-spacing="normal" fo:font-style="normal" fo:font-weight="normal" officeooo:rsid="00347834"/>
    </style:style>
    <style:style style:name="T36" style:family="text">
      <style:text-properties fo:font-variant="normal" fo:text-transform="none" fo:color="#000000" loext:opacity="100%" style:text-position="0% 100%" fo:letter-spacing="normal" fo:font-style="normal" fo:font-weight="normal" officeooo:rsid="003605fa"/>
    </style:style>
    <style:style style:name="T37" style:family="text">
      <style:text-properties fo:font-variant="normal" fo:text-transform="none" fo:color="#000000" loext:opacity="100%" style:text-position="0% 100%" fo:letter-spacing="normal" fo:font-style="normal" fo:font-weight="normal" officeooo:rsid="0038fece"/>
    </style:style>
    <style:style style:name="T38" style:family="text">
      <style:text-properties fo:font-variant="normal" fo:text-transform="none" fo:color="#000000" loext:opacity="100%" style:text-position="0% 100%" fo:letter-spacing="normal" fo:font-style="normal" fo:font-weight="normal" officeooo:rsid="003cb5a2"/>
    </style:style>
    <style:style style:name="T39" style:family="text">
      <style:text-properties fo:font-variant="normal" fo:text-transform="none" fo:color="#000000" loext:opacity="100%" style:text-position="0% 100%" fo:letter-spacing="normal" fo:font-style="normal" fo:font-weight="normal" officeooo:rsid="003d13ab"/>
    </style:style>
    <style:style style:name="T40" style:family="text">
      <style:text-properties fo:font-variant="normal" fo:text-transform="none" fo:color="#000000" loext:opacity="100%" style:text-position="0% 100%" fo:letter-spacing="normal" fo:font-style="normal" fo:font-weight="normal" officeooo:rsid="003d940b"/>
    </style:style>
    <style:style style:name="T41" style:family="text">
      <style:text-properties fo:font-variant="normal" fo:text-transform="none" fo:color="#000000" loext:opacity="100%" style:text-position="0% 100%" fo:letter-spacing="normal" fo:font-style="normal" fo:font-weight="normal" officeooo:rsid="003eb0ad"/>
    </style:style>
    <style:style style:name="T42" style:family="text">
      <style:text-properties fo:font-variant="normal" fo:text-transform="none" fo:color="#000000" loext:opacity="100%" style:text-position="0% 100%" fo:letter-spacing="normal" fo:font-style="normal" fo:font-weight="normal" officeooo:rsid="0040aa8b"/>
    </style:style>
    <style:style style:name="T43" style:family="text">
      <style:text-properties fo:font-variant="normal" fo:text-transform="none" fo:color="#000000" loext:opacity="100%" style:text-position="0% 100%" fo:letter-spacing="normal" fo:font-style="normal" fo:font-weight="normal" officeooo:rsid="0044567f"/>
    </style:style>
    <style:style style:name="T44" style:family="text">
      <style:text-properties officeooo:rsid="0045c4e6"/>
    </style:style>
    <style:style style:name="T45" style:family="text">
      <style:text-properties officeooo:rsid="004a9763"/>
    </style:style>
    <style:style style:name="T46" style:family="text">
      <style:text-properties officeooo:rsid="00501a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та за търговския пътник</text:p>
      <text:p text:style-name="P2">(Валери Валериев Станчев)</text:p>
      <text:p text:style-name="P3"/>
      <text:p text:style-name="P3">1. Формулировка:</text:p>
      <text:p text:style-name="P3"><text:s text:c="4"/>Търговски пътник трябва да посети списък от градове. Ако е известно разстоянието между всяка двойка градове, кой е най-късият път, който посещава всеки град точно по веднъж и се връща в града, от който е започнало пътуването?</text:p>
      <text:p text:style-name="P4"/>
      <text:p text:style-name="P4">2. Преобразуване към графова задача:</text:p>
      <text:p text:style-name="P4"><text:s text:c="4"/><text:span text:style-name="T1">Даден е неориентиран тегловен пълен граф без примки, в който върховете са градовете, а ребрата – </text:span><text:span text:style-name="T2">връзките </text:span><text:span text:style-name="T1">между тях </text:span><text:span text:style-name="T2">с тегло равно на разстоянието между градовете. </text:span><text:span text:style-name="T3">Да се намери Хамилтоновият цикъл с минимална сумарна тежест, получена от всички ребра </text:span><text:span text:style-name="T46">в</text:span><text:span text:style-name="T3"> пътя.</text:span></text:p>
      <text:p text:style-name="P4"/>
      <text:p text:style-name="P5">3. Първоначален анализ:</text:p>
      <text:p text:style-name="P5"><text:s text:c="4"/>Има точни алгоритми, които решават задачата бързо <text:span text:style-name="T4">само </text:span>за малки подадени данни. <text:span text:style-name="T5">От друга страна, има евристични алгоритми, които завършват в добро време </text:span><text:span text:style-name="T18">за големи данни</text:span><text:span text:style-name="T5">, но правят апроксимация на търсения път, т.е. не гарантира</text:span><text:span text:style-name="T19">т</text:span><text:span text:style-name="T5"> оптималност.</text:span></text:p>
      <text:p text:style-name="P5"/>
      <text:p text:style-name="P7">4. <text:span text:style-name="T16">Brute Force algorithm (точен алгоритъм)</text:span>:</text:p>
      <text:p text:style-name="P7"><text:s text:c="4"/>Най-найвното, но коректно и просто решение, е да се генерират всички пермутации <text:s text:c="6"/>на върховете и да се вземе тази, която има най-малко сумарно тегло.</text:p>
      <text:p text:style-name="P7"/>
      <text:p text:style-name="P7"><text:span text:style-name="T9"><text:s text:c="4"/>Памет: O(n</text:span><text:span text:style-name="T10">2</text:span><text:span text:style-name="T13">) <text:s text:c="45"/></text:span></text:p>
      <text:p text:style-name="P7"><text:span text:style-name="T13"><text:s text:c="4"/>Време: O(n!)</text:span></text:p>
      <text:p text:style-name="P6"/>
      <text:p text:style-name="P8"><text:span text:style-name="T17">5</text:span><text:span text:style-name="T8">. Dynamic programming, Held-Karp algorithm </text:span><text:span text:style-name="T17">(точен алгоритъм</text:span><text:span text:style-name="T8">):</text:span></text:p>
      <text:p text:style-name="P8"><text:span text:style-name="T6"><text:s text:c="4"/>Друго решение, значително по-бързо, но все пак бавно като цяло, използва факта, че всеки оптимален път се състои от оптимални подпътища, т.е. задачата може да се сведе до </text:span><text:span text:style-name="T7">решаването на по-малки подзадачи.</text:span></text:p>
      <text:p text:style-name="P8"><text:s text:c="4"/>……………………………...</text:p>
      <text:p text:style-name="P8"><text:s text:c="4"/><text:span text:style-name="T44">Памет: O(n * 2</text:span><text:span text:style-name="T11">n</text:span><text:span text:style-name="T14">)</text:span></text:p>
      <text:p text:style-name="P8"><text:span text:style-name="T14"><text:s text:c="4"/></text:span><text:span text:style-name="T15">Време: O(n</text:span><text:span text:style-name="T12">2</text:span><text:span text:style-name="T15"> * 2</text:span><text:span text:style-name="T12">n</text:span><text:span text:style-name="T15">)</text:span></text:p>
      <text:p text:style-name="P8"><text:span text:style-name="T20"/></text:p>
      <text:p text:style-name="P9"><text:span text:style-name="T21">6. Nearest Neighbour algorithm (евристичен алгоритъм):</text:span></text:p>
      <text:p text:style-name="P9"><text:span text:style-name="T21"><text:s text:c="4"/>Основната идея на това решение е на всяка стъпка да се избере най-близкия недобавен все още връх. По-конкретно:</text:span></text:p>
      <text:p text:style-name="P9"><text:span text:style-name="T21"><text:s text:c="4"/>1. Избира се произволен връх.</text:span></text:p>
      <text:p text:style-name="P10"><text:span text:style-name="T21"><text:s text:c="4"/>2. Намира се най-близкият непосетен </text:span><text:span text:style-name="T22">съсед </text:span><text:span text:style-name="T21">на текущия връх, </text:span><text:span text:style-name="T25">прави се посетен и се </text:span></text:p>
      <text:p text:style-name="P10"><text:span text:style-name="T25"><text:s text:c="4"/>отива на него.</text:span></text:p>
      <text:p text:style-name="P11"><text:span text:style-name="T21"><text:s text:c="4"/>3. Ако има непосетени върхове, повтори стъпка 2.</text:span></text:p>
      <text:p text:style-name="P11"><text:span text:style-name="T21"><text:s text:c="4"/>4. Върни се в първоначално избрания връх.</text:span></text:p>
      <text:p text:style-name="P11"><text:span text:style-name="T21"/></text:p>
      <text:p text:style-name="P11"><text:span text:style-name="T21"><text:s text:c="4"/></text:span><text:span text:style-name="T23">Памет: </text:span><text:span text:style-name="T24">O</text:span><text:span text:style-name="T23">(n</text:span><text:span text:style-name="T27">2</text:span><text:span text:style-name="T30">)</text:span></text:p>
      <text:p text:style-name="P11"><text:span text:style-name="T30"><text:s text:c="4"/>Време: </text:span><text:span text:style-name="T31">O</text:span><text:span text:style-name="T30">(n</text:span><text:span text:style-name="T27">2</text:span><text:span text:style-name="T30">)</text:span></text:p>
      <text:p text:style-name="P11"><text:span text:style-name="T30"/></text:p>
      <text:p text:style-name="P12"><text:span text:style-name="T30">7. </text:span><text:span text:style-name="T29">Fathest Insertion algorithm (евристичен алгоритъм):</text:span></text:p>
      <text:p text:style-name="P12"><text:span text:style-name="T32"><text:s text:c="4"/>1. Нека текущият ни път е съставен от 2 върха, крайща на</text:span><text:span text:style-name="T33"> ребро </text:span><text:span text:style-name="T34">с голям</text:span><text:span text:style-name="T39">о</text:span><text:span text:style-name="T34"> те</text:span><text:span text:style-name="T35">гло</text:span><text:span text:style-name="T33">.</text:span></text:p>
      <text:p text:style-name="P14"><text:span text:style-name="T33"><text:s text:c="4"/>2. </text:span><text:span text:style-name="T36">Ако всички върхове са посетени, премини на </text:span><text:span text:style-name="T42">стъпка </text:span><text:span text:style-name="T39">4</text:span><text:span text:style-name="T36">. Иначе, за всеки непосетен</text:span></text:p>
      <text:p text:style-name="P14"><text:span text:style-name="T36"><text:s text:c="4"/>връх изчисли минималното разстояние между него и който и да е връх от текущия <text:s/></text:span></text:p>
      <text:p text:style-name="P14"><text:span text:style-name="T36"><text:s text:c="4"/>път. </text:span><text:span text:style-name="T39">Намери</text:span><text:span text:style-name="T36"> върхът, чието разстояние от изчислените е максимално.</text:span></text:p>
      <text:p text:style-name="P13"><text:span text:style-name="T36"><text:s text:c="4"/></text:span><text:span text:style-name="T39">3. </text:span><text:span text:style-name="T40">Намери последователната двойка върхове от пътя, в която е най-добре да</text:span></text:p>
      <text:p text:style-name="P13"><text:span text:style-name="T40"><text:s text:c="4"/>добавим намерения връх в 2ра стъпка, така че сумарното тегло от всички ребра на <text:s/></text:span></text:p>
      <text:p text:style-name="P13"><text:soft-page-break/><text:span text:style-name="T40"><text:s text:c="4"/></text:span><text:span text:style-name="T41">новополучения </text:span><text:span text:style-name="T40">път да е минимално.</text:span></text:p>
      <text:p text:style-name="P15"><text:span text:style-name="T37"><text:s text:c="4"/></text:span><text:span text:style-name="T39">4</text:span><text:span text:style-name="T37">. </text:span><text:span text:style-name="T38">Добави първоначално избрания връх в пътя.</text:span></text:p>
      <text:p text:style-name="P16"><text:span text:style-name="T29"/></text:p>
      <text:p text:style-name="P16"><text:span text:style-name="T29"><text:s text:c="4"/></text:span><text:span text:style-name="T43">Памет: O(n</text:span><text:span text:style-name="T28">2</text:span><text:span text:style-name="T43">)</text:span></text:p>
      <text:p text:style-name="P17"><text:span text:style-name="T29"><text:s text:c="4"/>Време: O(n</text:span><text:span text:style-name="T26">2</text:span><text:span text:style-name="T29">)</text:span></text:p>
      <text:p text:style-name="P15"><text:span text:style-name="T3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ra" svg:font-family="Lora, 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902in" fo:margin-bottom="0.6902in" fo:margin-left="0.6902in" fo:margin-right="0.6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9T16:10:01.278624495</meta:creation-date>
    <dc:date>2021-01-09T17:05:18.930584349</dc:date>
    <meta:editing-duration>PT54M54S</meta:editing-duration>
    <meta:editing-cycles>51</meta:editing-cycles>
    <meta:generator>LibreOffice/7.0.4.2$Linux_X86_64 LibreOffice_project/00$Build-2</meta:generator>
    <meta:document-statistic meta:table-count="0" meta:image-count="0" meta:object-count="0" meta:page-count="2" meta:paragraph-count="37" meta:word-count="378" meta:character-count="2556" meta:non-whitespace-character-count="2045"/>
  </office:meta>
</office:document-meta>
</file>